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15" office:value-type="string" calcext:value-type="string" table:number-columns-spanned="2" table:number-rows-spanned="1">
            <text:p> C<text:span text:style-name="T1">hargement du fichier</text:span>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6" office:value-type="string" calcext:value-type="string" table:number-columns-spanned="2" table:number-rows-spanned="1">
            <text:p>Exécution de la procédure chargerGrille <text:s/>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Appeler le nom d’un fichier (grille…)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3.sud</text:p>
          </table:table-cell>
          <table:table-cell table:style-name="ce12" office:value-type="string" calcext:value-type="string">
            <text:p>charge la grille 3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9" office:value-type="string" calcext:value-type="string">
            <text:p>Grille11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9" office:value-type="string" calcext:value-type="string">
            <text:p>Grille0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9" office:value-type="string" calcext:value-type="string">
            <text:p>Grille 6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15" office:value-type="string" calcext:value-type="string" table:number-columns-spanned="2" table:number-rows-spanned="1">
            <text:p>Affichage de la grill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6" office:value-type="string" calcext:value-type="string" table:number-columns-spanned="2" table:number-rows-spanned="1">
            <text:p>Exécution de l’affichagerGrill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6" office:value-type="string" calcext:value-type="string" table:number-columns-spanned="2" table:number-rows-spanned="1">
            <text:p>Affiche à l’écran la grille et de son contenu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.sud</text:p>
          </table:table-cell>
          <table:table-cell table:style-name="ce12" office:value-type="string" calcext:value-type="string">
            <text:p>Affiche la grill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16" office:value-type="string" calcext:value-type="string" table:number-columns-spanned="2" table:number-rows-spanned="1">
            <text:p>Saisie coordonnées d’une cas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2" office:value-type="string" calcext:value-type="string" table:number-columns-spanned="3" table:number-rows-spanned="1">
            <text:p>Exécution de la procédure saisir pour la ligne et la colonne</text:p>
          </table:table-cell>
          <table:covered-table-cell table:style-name="Default"/>
          <table:covered-table-cell table:style-name="ce24"/>
          <table:table-cell table:style-name="ce24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<text:s/>Lit au clavier une valeu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trois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float" office:value="333" calcext:value-type="float">
            <text:p>333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Six-cent-soixante-six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6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argent</text:p>
          </table:table-cell>
          <table:table-cell table:style-name="ce12" office:value-type="string" calcext:value-type="string">
            <text:p>Retourne 0 et 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office:value-type="string" calcext:value-type="string">
            <text:p>NEUF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24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2" office:value-type="string" calcext:value-type="string" table:number-columns-spanned="3" table:number-rows-spanned="1">
            <text:p>Exécution de la procédure saisir pour la valeur</text:p>
          </table:table-cell>
          <table:covered-table-cell table:style-name="Default"/>
          <table:covered-table-cell table:style-name="ce24"/>
          <table:table-cell table:style-name="ce24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<text:s/>Lit au clavier une valeu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trois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float" office:value="333" calcext:value-type="float">
            <text:p>333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Six-cent-soixante-six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argent</text:p>
          </table:table-cell>
          <table:table-cell table:style-name="ce12" office:value-type="string" calcext:value-type="string">
            <text:p>Retourne 0 et 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office:value-type="string" calcext:value-type="string">
            <text:p>NEUF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9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24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/>
          <table:table-cell table:style-name="ce24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1:45:27.657145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1-07T12:27:04.840838158</dc:date>
    <meta:editing-duration>PT43M1S</meta:editing-duration>
    <meta:editing-cycles>10</meta:editing-cycles>
    <meta:document-statistic meta:table-count="5" meta:cell-count="141" meta:object-count="0"/>
  </office:meta>
</office:document-meta>
</file>